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1" table:number-columns-repeated="12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on de residencia</text:p>
          </table:table-cell>
          <table:table-cell table:style-name="ce1" office:value-type="string" calcext:value-type="string">
            <text:p>Analfabetos</text:p>
          </table:table-cell>
          <table:table-cell table:style-name="ce1" office:value-type="string" calcext:value-type="string">
            <text:p>Sin estudios</text:p>
          </table:table-cell>
          <table:table-cell table:style-name="ce1" office:value-type="string" calcext:value-type="string">
            <text:p>Fue a la escuela 5 años o más pero no llegó al último curso de ESO, EGB o Bachiller Elemental</text:p>
          </table:table-cell>
          <table:table-cell table:style-name="ce1" office:value-type="string" calcext:value-type="string">
            <text:p>Llegó al último curso de ESO, EGB o Bachiller Elemental o tiene el Certificado de Escolaridad o de Estudios Primarios</text:p>
          </table:table-cell>
          <table:table-cell table:style-name="ce1" office:value-type="string" calcext:value-type="string">
            <text:p>Bachiller, BUP, Bachiller Superior, COU, PREU</text:p>
          </table:table-cell>
          <table:table-cell table:style-name="ce1" office:value-type="string" calcext:value-type="string">
            <text:p>FP grado medio, FP I, Oficialia Industrial o equivalente, Grado Medio de Música y Danza, Certificados de Escuelas Oficiales de Idiomas</text:p>
          </table:table-cell>
          <table:table-cell table:style-name="ce1" office:value-type="string" calcext:value-type="string">
            <text:p>FP grado superior, FPII, Maestria industrial o equivalente</text:p>
          </table:table-cell>
          <table:table-cell table:style-name="ce1" office:value-type="string" calcext:value-type="string">
            <text:p>Diplomatura universitaria, Aquitectura Técnica, Ingeniería Técnica o equivalente</text:p>
          </table:table-cell>
          <table:table-cell table:style-name="ce1" office:value-type="string" calcext:value-type="string">
            <text:p>Grado Universitario o equivalente</text:p>
          </table:table-cell>
          <table:table-cell table:style-name="ce1" office:value-type="string" calcext:value-type="string">
            <text:p>Licenciatura, Arquitectura, Ingeniería o equivalente</text:p>
          </table:table-cell>
          <table:table-cell table:style-name="ce1" office:value-type="string" calcext:value-type="string">
            <text:p>Máster oficial univeritario (a partir de 2006) , Especialidades Médicas o análogas</text:p>
          </table:table-cell>
          <table:table-cell table:style-name="ce1" office:value-type="string" calcext:value-type="string">
            <text:p>Doctorado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2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3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5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8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9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0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5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*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7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1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4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5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6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8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9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*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*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6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*</text:p>
          </table:table-cell>
          <table:table-cell office:value-type="float" office:value="375" calcext:value-type="float">
            <text:p>3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*</text:p>
          </table:table-cell>
          <table:table-cell office:value-type="float" office:value="415" calcext:value-type="float">
            <text:p>4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3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8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2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1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3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95" calcext:value-type="float">
            <text:p>1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8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8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0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2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3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345" calcext:value-type="float">
            <text:p>34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6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1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2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6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305" calcext:value-type="float">
            <text:p>305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5" calcext:value-type="float">
            <text:p>27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7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2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7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0" calcext:value-type="float">
            <text:p>370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80" calcext:value-type="float">
            <text:p>18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2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6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8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4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9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3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7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1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8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9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0" calcext:value-type="float">
            <text:p>540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1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370" calcext:value-type="float">
            <text:p>3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8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1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335" calcext:value-type="float">
            <text:p>335</text:p>
          </table:table-cell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0" calcext:value-type="float">
            <text:p>3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0" calcext:value-type="float">
            <text:p>2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290" calcext:value-type="float">
            <text:p>29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315" calcext:value-type="float">
            <text:p>315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*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office:value-type="float" office:value="335" calcext:value-type="float">
            <text:p>33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*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2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6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1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4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7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1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260" calcext:value-type="float">
            <text:p>2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9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1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3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7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8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3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7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2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3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8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1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8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*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6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7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2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0" calcext:value-type="float">
            <text:p>2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0" calcext:value-type="float">
            <text:p>24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4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7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6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2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0" calcext:value-type="float">
            <text:p>2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*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1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0" calcext:value-type="float">
            <text:p>52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275" calcext:value-type="float">
            <text:p>275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19:03.554000000</meta:creation-date>
    <dc:date>2024-12-13T19:19:48.648000000</dc:date>
    <meta:editing-duration>PT45S</meta:editing-duration>
    <meta:editing-cycles>1</meta:editing-cycles>
    <meta:document-statistic meta:table-count="1" meta:cell-count="6006" meta:object-count="0"/>
    <meta:generator>LibreOffice/7.6.5.2$Windows_x86 LibreOffice_project/38d5f62f85355c192ef5f1dd47c5c0c0c6d6598b</meta:generator>
  </office:meta>
</office:document-meta>
</file>